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under>
                <mi>lim</mi>
                <mrow>
                  <mi>r</mi>
                  <mo stretchy="false">→</mo>
                  <mn>0</mn>
                </mrow>
              </munder>
              <mi/>
            </mrow>
            <mi>r</mi>
            <mi/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  <mtr>
        <mtd>
          <mrow>
            <mrow>
              <munder>
                <mi>lim</mi>
                <mrow>
                  <mi>r</mi>
                  <mo stretchy="false">→</mo>
                  <mo stretchy="false">∞</mo>
                </mrow>
              </munder>
              <mi/>
            </mrow>
            <mi>r</mi>
            <mi/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lim csub {r rightarrow 0} ` r ` %ipsi(bold r) ~=~ 0 newline
lim csub {r rightarrow infinity} ` r ` %ipsi(bold r)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18:01.659000000</meta:creation-date>
    <meta:generator>LibreOffice/4.1.4.2$Windows_x86 LibreOffice_project/0a0440ccc0227ad9829de5f46be37cfb6edcf72</meta:generator>
  </office:meta>
</office:document-meta>
</file>